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138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FOSC</text:p>
          </table:table-cell>
          <table:table-cell table:number-columns-repeated="9" office:value-type="float" office:value="8000000">
            <text:p>8000000</text:p>
          </table:table-cell>
        </table:table-row>
        <table:table-row table:style-name="ro1">
          <table:table-cell office:value-type="string">
            <text:p>prescale</text:p>
          </table:table-cell>
          <table:table-cell table:formula="of:=2^0" office:value-type="float" office:value="1">
            <text:p>1</text:p>
          </table:table-cell>
          <table:table-cell table:formula="of:=2^1" office:value-type="float" office:value="2">
            <text:p>2</text:p>
          </table:table-cell>
          <table:table-cell table:formula="of:=2^2" office:value-type="float" office:value="4">
            <text:p>4</text:p>
          </table:table-cell>
          <table:table-cell table:formula="of:=2^3" office:value-type="float" office:value="8">
            <text:p>8</text:p>
          </table:table-cell>
          <table:table-cell table:formula="of:=2^4" office:value-type="float" office:value="16">
            <text:p>16</text:p>
          </table:table-cell>
          <table:table-cell table:formula="of:=2^5" office:value-type="float" office:value="32">
            <text:p>32</text:p>
          </table:table-cell>
          <table:table-cell table:formula="of:=2^6" office:value-type="float" office:value="64">
            <text:p>64</text:p>
          </table:table-cell>
          <table:table-cell table:formula="of:=2^7" office:value-type="float" office:value="128">
            <text:p>128</text:p>
          </table:table-cell>
          <table:table-cell table:formula="of:=2^8" office:value-type="float" office:value="256">
            <text:p>256</text:p>
          </table:table-cell>
        </table:table-row>
        <table:table-row table:style-name="ro1">
          <table:table-cell office:value-type="string">
            <text:p>Base</text:p>
          </table:table-cell>
          <table:table-cell table:formula="of:=[.B2]/[.B3]" office:value-type="float" office:value="8000000">
            <text:p>8000000</text:p>
          </table:table-cell>
          <table:table-cell table:formula="of:=[.C2]/[.C3]" office:value-type="float" office:value="4000000">
            <text:p>4000000</text:p>
          </table:table-cell>
          <table:table-cell table:formula="of:=[.D2]/[.D3]" office:value-type="float" office:value="2000000">
            <text:p>2000000</text:p>
          </table:table-cell>
          <table:table-cell table:formula="of:=[.E2]/[.E3]" office:value-type="float" office:value="1000000">
            <text:p>1000000</text:p>
          </table:table-cell>
          <table:table-cell table:formula="of:=[.F2]/[.F3]" office:value-type="float" office:value="500000">
            <text:p>500000</text:p>
          </table:table-cell>
          <table:table-cell table:formula="of:=[.G2]/[.G3]" office:value-type="float" office:value="250000">
            <text:p>250000</text:p>
          </table:table-cell>
          <table:table-cell table:formula="of:=[.H2]/[.H3]" office:value-type="float" office:value="125000">
            <text:p>125000</text:p>
          </table:table-cell>
          <table:table-cell table:formula="of:=[.I2]/[.I3]" office:value-type="float" office:value="62500">
            <text:p>62500</text:p>
          </table:table-cell>
          <table:table-cell table:formula="of:=[.J2]/[.J3]" office:value-type="float" office:value="31250">
            <text:p>31250</text:p>
          </table:table-cell>
        </table:table-row>
        <table:table-row table:style-name="ro1">
          <table:table-cell office:value-type="string">
            <text:p>16-Bit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</table:table-row>
        <table:table-row table:style-name="ro1">
          <table:table-cell office:value-type="string">
            <text:p>8-BIT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</table:table-row>
        <table:table-row table:style-name="ro1">
          <table:table-cell office:value-type="string">
            <text:p>cycle</text:p>
          </table:table-cell>
          <table:table-cell table:number-columns-repeated="9" office:value-type="float" office:value="4">
            <text:p>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B4/B6/B7/2</text:p>
          </table:table-cell>
          <table:table-cell table:number-columns-repeated="9"/>
        </table:table-row>
        <table:table-row table:style-name="ro1">
          <table:table-cell office:value-type="string">
            <text:p>TPS base 8</text:p>
          </table:table-cell>
          <table:table-cell table:formula="of:=([.B4]/[.B7])/[.B6]/2" office:value-type="float" office:value="3906.25">
            <text:p>3906.25</text:p>
          </table:table-cell>
          <table:table-cell table:formula="of:=([.C4]/[.C7])/[.C6]/2" office:value-type="float" office:value="1953.125">
            <text:p>1953.13</text:p>
          </table:table-cell>
          <table:table-cell/>
          <table:table-cell table:formula="of:=([.E4]/[.E7])/[.E6]/2" office:value-type="float" office:value="488.28125">
            <text:p>488.28</text:p>
          </table:table-cell>
          <table:table-cell table:formula="of:=([.F4]/[.F7])/[.F6]/2" office:value-type="float" office:value="244.140625">
            <text:p>244.14</text:p>
          </table:table-cell>
          <table:table-cell table:formula="of:=([.G4]/[.G7])/[.G6]/2" office:value-type="float" office:value="122.0703125">
            <text:p>122.07</text:p>
          </table:table-cell>
          <table:table-cell table:formula="of:=([.H4]/[.H7])/[.H6]/2" office:value-type="float" office:value="61.03515625">
            <text:p>61.04</text:p>
          </table:table-cell>
          <table:table-cell table:formula="of:=([.I4]/[.I7])/[.I6]/2" office:value-type="float" office:value="30.517578125">
            <text:p>30.52</text:p>
          </table:table-cell>
          <table:table-cell table:formula="of:=([.J4]/[.J7])/[.J6]/2" office:value-type="float" office:value="15.2587890625">
            <text:p>15.26</text:p>
          </table:table-cell>
        </table:table-row>
        <table:table-row table:style-name="ro1">
          <table:table-cell office:value-type="string">
            <text:p>hex</text:p>
          </table:table-cell>
          <table:table-cell table:formula="of:=DEC2HEX([.B11])" office:value-type="string" office:string-value="F42">
            <text:p>F42</text:p>
          </table:table-cell>
          <table:table-cell table:formula="of:=DEC2HEX([.C11])" office:value-type="string" office:string-value="7A1">
            <text:p>7A1</text:p>
          </table:table-cell>
          <table:table-cell/>
          <table:table-cell table:formula="of:=DEC2HEX([.E11])" office:value-type="string" office:string-value="1E8">
            <text:p>1E8</text:p>
          </table:table-cell>
          <table:table-cell table:formula="of:=DEC2HEX([.F11])" office:value-type="string" office:string-value="F4">
            <text:p>F4</text:p>
          </table:table-cell>
          <table:table-cell table:formula="of:=DEC2HEX([.G11])" office:value-type="string" office:string-value="7A">
            <text:p>7A</text:p>
          </table:table-cell>
          <table:table-cell table:formula="of:=DEC2HEX([.H11])" office:value-type="string" office:string-value="3D">
            <text:p>3D</text:p>
          </table:table-cell>
          <table:table-cell table:formula="of:=DEC2HEX([.I11])" office:value-type="string" office:string-value="1E">
            <text:p>1E</text:p>
          </table:table-cell>
          <table:table-cell table:formula="of:=DEC2HEX([.J11])" office:value-type="string" office:string-value="F">
            <text:p>F</text:p>
          </table:table-cell>
        </table:table-row>
        <table:table-row table:style-name="ro1">
          <table:table-cell office:value-type="string">
            <text:p>TPS base 16</text:p>
          </table:table-cell>
          <table:table-cell table:formula="of:=([.B4]/[.B7])/[.B5]/2" office:value-type="float" office:value="15.2587890625">
            <text:p>15.26</text:p>
          </table:table-cell>
          <table:table-cell table:formula="of:=([.C4]/[.C7])/[.C5]/2" office:value-type="float" office:value="7.62939453125">
            <text:p>7.63</text:p>
          </table:table-cell>
          <table:table-cell/>
          <table:table-cell table:formula="of:=([.E4]/[.E7])/[.E5]/2" office:value-type="float" office:value="1.9073486328125">
            <text:p>1.91</text:p>
          </table:table-cell>
          <table:table-cell table:formula="of:=([.F4]/[.F7])/[.F5]/2" office:value-type="float" office:value="0.95367431640625">
            <text:p>0.95</text:p>
          </table:table-cell>
          <table:table-cell table:formula="of:=([.G4]/[.G7])/[.G5]/2" office:value-type="float" office:value="0.476837158203125">
            <text:p>0.48</text:p>
          </table:table-cell>
          <table:table-cell table:formula="of:=([.H4]/[.H7])/[.H5]/2" office:value-type="float" office:value="0.238418579101562">
            <text:p>0.24</text:p>
          </table:table-cell>
          <table:table-cell table:formula="of:=([.I4]/[.I7])/[.I5]/2" office:value-type="float" office:value="0.119209289550781">
            <text:p>0.12</text:p>
          </table:table-cell>
          <table:table-cell table:formula="of:=([.J4]/[.J7])/[.J5]" office:value-type="float" office:value="0.119209289550781">
            <text:p>0.12</text:p>
          </table:table-cell>
        </table:table-row>
        <table:table-row table:style-name="ro1">
          <table:table-cell office:value-type="string">
            <text:p>hex</text:p>
          </table:table-cell>
          <table:table-cell table:formula="of:=DEC2HEX([.B13])" office:value-type="string" office:string-value="F">
            <text:p>F</text:p>
          </table:table-cell>
          <table:table-cell table:formula="of:=DEC2HEX([.C13])" office:value-type="string" office:string-value="7">
            <text:p>7</text:p>
          </table:table-cell>
          <table:table-cell/>
          <table:table-cell table:formula="of:=DEC2HEX([.E13])" office:value-type="string" office:string-value="1">
            <text:p>1</text:p>
          </table:table-cell>
          <table:table-cell table:formula="of:=DEC2HEX([.F13])" office:value-type="string" office:string-value="0">
            <text:p>0</text:p>
          </table:table-cell>
          <table:table-cell table:formula="of:=DEC2HEX([.G13])" office:value-type="string" office:string-value="0">
            <text:p>0</text:p>
          </table:table-cell>
          <table:table-cell table:formula="of:=DEC2HEX([.H13])" office:value-type="string" office:string-value="0">
            <text:p>0</text:p>
          </table:table-cell>
          <table:table-cell table:formula="of:=DEC2HEX([.I13])" office:value-type="string" office:string-value="0">
            <text:p>0</text:p>
          </table:table-cell>
          <table:table-cell table:formula="of:=DEC2HEX([.J13])/2"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PMS 8</text:p>
          </table:table-cell>
          <table:table-cell table:formula="of:=([.B4]/[.B7])/[.B6]/2/60" office:value-type="float" office:value="65.1041666666667">
            <text:p>65.1</text:p>
          </table:table-cell>
          <table:table-cell table:formula="of:=([.C4]/[.C7])/[.C6]/2/60" office:value-type="float" office:value="32.5520833333333">
            <text:p>32.55</text:p>
          </table:table-cell>
          <table:table-cell/>
          <table:table-cell table:formula="of:=([.E4]/[.E7])/[.E6]/2/60" office:value-type="float" office:value="8.13802083333333">
            <text:p>8.14</text:p>
          </table:table-cell>
          <table:table-cell table:formula="of:=([.F4]/[.F7])/[.F6]/2/60" office:value-type="float" office:value="4.06901041666667">
            <text:p>4.07</text:p>
          </table:table-cell>
          <table:table-cell table:formula="of:=([.G4]/[.G7])/[.G6]/2/60" office:value-type="float" office:value="2.03450520833333">
            <text:p>2.03</text:p>
          </table:table-cell>
          <table:table-cell table:formula="of:=([.H4]/[.H7])/[.H6]/2/60" office:value-type="float" office:value="1.01725260416667">
            <text:p>1.02</text:p>
          </table:table-cell>
          <table:table-cell table:formula="of:=([.I4]/[.I7])/[.I6]/2/60" office:value-type="float" office:value="0.508626302083333">
            <text:p>0.51</text:p>
          </table:table-cell>
          <table:table-cell table:formula="of:=([.J4]/[.J7])/[.J6]/2/60" office:value-type="float" office:value="0.254313151041667">
            <text:p>0.2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FOSC/8-bit/cycle</text:p>
          </table:table-cell>
          <table:table-cell table:number-columns-repeated="9"/>
        </table:table-row>
        <table:table-row table:style-name="ro1">
          <table:table-cell office:value-type="string">
            <text:p>TPS base 8</text:p>
          </table:table-cell>
          <table:table-cell table:formula="of:=[.B2]/[.B6]/[.B7]" office:value-type="float" office:value="7812.5">
            <text:p>7812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imer 1 (FOSC/4)</text:p>
          </table:table-cell>
          <table:table-cell table:formula="of:=[.B7]/[.B2]*[.B3]*[.B5]" office:value-type="float" office:value="0.032768">
            <text:p>0.03</text:p>
          </table:table-cell>
          <table:table-cell table:formula="of:=[.C7]/[.C2]*[.C3]*[.C5]" office:value-type="float" office:value="0.065536">
            <text:p>0.07</text:p>
          </table:table-cell>
          <table:table-cell table:formula="of:=[.D7]/[.D2]*[.D3]*[.D5]" office:value-type="float" office:value="0.131072">
            <text:p>0.13</text:p>
          </table:table-cell>
          <table:table-cell table:formula="of:=[.E7]/[.E2]*[.E3]*[.E5]" office:value-type="float" office:value="0.262144">
            <text:p>0.2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1FOSC</text:p>
          </table:table-cell>
          <table:table-cell table:number-columns-repeated="4" office:value-type="float" office:value="32768">
            <text:p>32768</text:p>
          </table:table-cell>
          <table:table-cell table:number-columns-repeated="5"/>
        </table:table-row>
        <table:table-row table:style-name="ro1">
          <table:table-cell office:value-type="string">
            <text:p>Timer 1 T1FOSC</text:p>
          </table:table-cell>
          <table:table-cell table:formula="of:=1/[.B25]*[.B3]*[.B5]" office:value-type="float" office:value="2">
            <text:p>2</text:p>
          </table:table-cell>
          <table:table-cell table:formula="of:=1/[.C25]*[.C3]*[.C5]" office:value-type="float" office:value="4">
            <text:p>4</text:p>
          </table:table-cell>
          <table:table-cell table:formula="of:=1/[.D25]*[.D3]*[.D5]" office:value-type="float" office:value="8">
            <text:p>8</text:p>
          </table:table-cell>
          <table:table-cell table:formula="of:=1/[.E25]*[.E3]*[.E5]" office:value-type="float" office:value="16">
            <text:p>16</text:p>
          </table:table-cell>
          <table:table-cell table:number-columns-repeated="5"/>
        </table:table-row>
        <table:table-row table:style-name="ro1">
          <table:table-cell/>
          <table:table-cell table:formula="of:=4/[.B25]*[.B3]*[.B5]" office:value-type="float" office:value="8">
            <text:p>8</text:p>
          </table:table-cell>
          <table:table-cell table:formula="of:=4/[.C25]*[.C3]*[.C5]" office:value-type="float" office:value="16">
            <text:p>16</text:p>
          </table:table-cell>
          <table:table-cell table:formula="of:=4/[.D25]*[.D3]*[.D5]" office:value-type="float" office:value="32">
            <text:p>32</text:p>
          </table:table-cell>
          <table:table-cell table:formula="of:=4/[.E25]*[.E3]*[.E5]" office:value-type="float" office:value="64">
            <text:p>6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imer 1 8 bit</text:p>
          </table:table-cell>
          <table:table-cell table:formula="of:=1/[.B25]*[.B6]*[.B3]" office:value-type="float" office:value="0.0078125">
            <text:p>0.01</text:p>
          </table:table-cell>
          <table:table-cell table:formula="of:=1/[.C25]*[.C6]*[.C3]" office:value-type="float" office:value="0.015625">
            <text:p>0.02</text:p>
          </table:table-cell>
          <table:table-cell table:formula="of:=1/[.D25]*[.D6]*[.D3]" office:value-type="float" office:value="0.03125">
            <text:p>0.03</text:p>
          </table:table-cell>
          <table:table-cell table:formula="of:=1/[.E25]*[.E6]*[.E3]" office:value-type="float" office:value="0.0625">
            <text:p>0.06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06/17/2010</text:date>, <text:time>18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ull</meta:initial-creator>
    <meta:creation-date>2008-12-08T22:14:08.06</meta:creation-date>
    <dc:date>2010-06-17T18:32:31.31</dc:date>
    <dc:creator>user </dc:creator>
    <meta:editing-duration>PT42H41M27S</meta:editing-duration>
    <meta:editing-cycles>37</meta:editing-cycles>
    <meta:generator>OpenOffice.org/3.2$Win32 OpenOffice.org_project/320m12$Build-9483</meta:generator>
    <meta:printed-by>thull</meta:printed-by>
    <meta:print-date>2008-12-19T10:45:18.46</meta:print-date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